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fo:background-color="#fff200"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text:p>
      <text:p text:style-name="Standard"/>
      <text:p text:style-name="Standard">Le but de ce cours de 3 jours, sera de vous transmettre les outils pour réaliser vos propres installations en réseau. Nous travaillerons avec le son comme medium principal, mais les compétences acquises seront aussi utiles pour d'autres media (vidéo, web, sculptures interactives, ...). En plus de la transmission de techniques concrètes et directement applicables pour vos projets artistiques, nous aborderons le concept de réseaux et les technologies qui les font fonctionner sous un aspect plus théorique et critique. Ces connaissances de base (qu'est ce qu'une adresse IP, un protocole, un client / server, ...) vous serviront non seulement pour penser vos projets, mais seront aussi un point d'entrée vers une conscience élargie des enjeux sociaux et politiques représentés par les réseaux numériques et tout particulièrement par l'Internet. Comment circulent les données, qui peut y accéder, qui contrôle les infrastructures, est-il possible se les réapproprier grâce au DIY et à l'utilisation de logiciels lib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6T22:07:21.943698296</meta:creation-date>
    <dc:date>2020-12-06T22:07:55.547534584</dc:date>
    <meta:editing-duration>PT36S</meta:editing-duration>
    <meta:editing-cycles>1</meta:editing-cycles>
    <meta:document-statistic meta:table-count="0" meta:image-count="0" meta:object-count="0" meta:page-count="1" meta:paragraph-count="2" meta:word-count="155" meta:character-count="1031" meta:non-whitespace-character-count="878"/>
    <meta:generator>LibreOffice/6.0.7.3$Linux_X86_64 LibreOffice_project/00m0$Build-3</meta:generator>
  </office:meta>
</office:document-meta>
</file>